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text-properties officeooo:rsid="00054cc5" officeooo:paragraph-rsid="00054cc5"/>
    </style:style>
    <style:style style:name="P2" style:family="paragraph" style:parent-style-name="Standard">
      <style:text-properties officeooo:rsid="00054cc5" officeooo:paragraph-rsid="00123c93"/>
    </style:style>
    <style:style style:name="P3" style:family="paragraph" style:parent-style-name="Standard">
      <style:text-properties officeooo:rsid="00073650" officeooo:paragraph-rsid="00073650"/>
    </style:style>
    <style:style style:name="P4" style:family="paragraph" style:parent-style-name="Standard">
      <style:text-properties officeooo:rsid="000d8ea5" officeooo:paragraph-rsid="000d8ea5"/>
    </style:style>
    <style:style style:name="P5" style:family="paragraph" style:parent-style-name="Standard">
      <style:text-properties officeooo:rsid="000f2198" officeooo:paragraph-rsid="000f2198"/>
    </style:style>
    <style:style style:name="P6" style:family="paragraph" style:parent-style-name="Standard">
      <style:text-properties officeooo:rsid="000f2198" officeooo:paragraph-rsid="00133900"/>
    </style:style>
    <style:style style:name="P7" style:family="paragraph" style:parent-style-name="Standard">
      <style:text-properties officeooo:rsid="00123c93" officeooo:paragraph-rsid="00123c93"/>
    </style:style>
    <style:style style:name="P8" style:family="paragraph" style:parent-style-name="Standard">
      <style:text-properties officeooo:rsid="00133900" officeooo:paragraph-rsid="00133900"/>
    </style:style>
    <style:style style:name="P9" style:family="paragraph" style:parent-style-name="Standard">
      <style:text-properties officeooo:rsid="00133900" officeooo:paragraph-rsid="000f2198"/>
    </style:style>
    <style:style style:name="P10" style:family="paragraph" style:parent-style-name="Standard">
      <style:text-properties officeooo:rsid="00146087" officeooo:paragraph-rsid="00146087"/>
    </style:style>
    <style:style style:name="P11" style:family="paragraph" style:parent-style-name="Standard">
      <style:text-properties officeooo:rsid="0014aedb" officeooo:paragraph-rsid="0014aedb"/>
    </style:style>
    <style:style style:name="P12" style:family="paragraph" style:parent-style-name="Standard">
      <style:text-properties officeooo:rsid="0014aedb" officeooo:paragraph-rsid="0015425f"/>
    </style:style>
    <style:style style:name="P13" style:family="paragraph" style:parent-style-name="Standard">
      <style:text-properties officeooo:rsid="0015425f" officeooo:paragraph-rsid="0015425f"/>
    </style:style>
    <style:style style:name="P14" style:family="paragraph" style:parent-style-name="Standard">
      <style:text-properties officeooo:rsid="0017a5bf" officeooo:paragraph-rsid="0015425f"/>
    </style:style>
    <style:style style:name="P15" style:family="paragraph" style:parent-style-name="Standard">
      <style:text-properties officeooo:rsid="0017a5bf" officeooo:paragraph-rsid="0017a5bf"/>
    </style:style>
    <style:style style:name="P16" style:family="paragraph" style:parent-style-name="Standard">
      <style:text-properties officeooo:rsid="0017a5bf" officeooo:paragraph-rsid="00187084"/>
    </style:style>
    <style:style style:name="P17" style:family="paragraph" style:parent-style-name="Standard">
      <style:text-properties officeooo:rsid="00187084" officeooo:paragraph-rsid="00187084"/>
    </style:style>
    <style:style style:name="P18" style:family="paragraph" style:parent-style-name="Standard">
      <style:text-properties officeooo:rsid="0019a5d9" officeooo:paragraph-rsid="0019a5d9"/>
    </style:style>
    <style:style style:name="P19" style:family="paragraph" style:parent-style-name="Standard">
      <style:text-properties officeooo:rsid="001ce990" officeooo:paragraph-rsid="001ce990"/>
    </style:style>
    <style:style style:name="P20" style:family="paragraph" style:parent-style-name="Standard">
      <style:text-properties officeooo:rsid="001ce990" officeooo:paragraph-rsid="001dbb74"/>
    </style:style>
    <style:style style:name="P21" style:family="paragraph" style:parent-style-name="Standard">
      <style:text-properties officeooo:rsid="001ce990" officeooo:paragraph-rsid="001f3743"/>
    </style:style>
    <style:style style:name="P22" style:family="paragraph" style:parent-style-name="Standard">
      <style:text-properties officeooo:rsid="001dbb74" officeooo:paragraph-rsid="001dbb74"/>
    </style:style>
    <style:style style:name="P23" style:family="paragraph" style:parent-style-name="Standard">
      <style:text-properties officeooo:rsid="001e45f7" officeooo:paragraph-rsid="001e45f7"/>
    </style:style>
    <style:style style:name="P24" style:family="paragraph" style:parent-style-name="Standard">
      <style:text-properties officeooo:rsid="001f3743" officeooo:paragraph-rsid="001f3743"/>
    </style:style>
    <style:style style:name="P25" style:family="paragraph" style:parent-style-name="Standard">
      <style:text-properties officeooo:rsid="0021155c" officeooo:paragraph-rsid="0021155c"/>
    </style:style>
    <style:style style:name="P26" style:family="paragraph" style:parent-style-name="Standard">
      <style:text-properties officeooo:rsid="0026abbe" officeooo:paragraph-rsid="0026abbe"/>
    </style:style>
    <style:style style:name="P27" style:family="paragraph" style:parent-style-name="Standard">
      <style:text-properties officeooo:rsid="00280a65" officeooo:paragraph-rsid="00280a65"/>
    </style:style>
    <style:style style:name="P28" style:family="paragraph" style:parent-style-name="Standard">
      <style:text-properties officeooo:rsid="0039f534" officeooo:paragraph-rsid="0039f534"/>
    </style:style>
    <style:style style:name="P29" style:family="paragraph" style:parent-style-name="Standard">
      <style:text-properties officeooo:rsid="003dbdff" officeooo:paragraph-rsid="003dbdff"/>
    </style:style>
    <style:style style:name="P30" style:family="paragraph" style:parent-style-name="Standard">
      <style:text-properties officeooo:rsid="0042e9f6" officeooo:paragraph-rsid="0042e9f6"/>
    </style:style>
    <style:style style:name="P31" style:family="paragraph" style:parent-style-name="Standard">
      <style:text-properties officeooo:rsid="003f8b24" officeooo:paragraph-rsid="00460241"/>
    </style:style>
    <style:style style:name="P32" style:family="paragraph" style:parent-style-name="Standard">
      <style:text-properties officeooo:rsid="0039f534" officeooo:paragraph-rsid="00460241"/>
    </style:style>
    <style:style style:name="P33" style:family="paragraph" style:parent-style-name="Standard">
      <style:text-properties officeooo:rsid="00054cc5" officeooo:paragraph-rsid="00460241"/>
    </style:style>
    <style:style style:name="P34" style:family="paragraph" style:parent-style-name="Standard">
      <style:text-properties officeooo:paragraph-rsid="00460241"/>
    </style:style>
    <style:style style:name="P35" style:family="paragraph" style:parent-style-name="Standard">
      <style:text-properties officeooo:rsid="00460241" officeooo:paragraph-rsid="00460241"/>
    </style:style>
    <style:style style:name="P36" style:family="paragraph" style:parent-style-name="Standard">
      <style:text-properties officeooo:rsid="00470693" officeooo:paragraph-rsid="00470693"/>
    </style:style>
    <style:style style:name="P37" style:family="paragraph" style:parent-style-name="Standard">
      <style:text-properties officeooo:rsid="00470693" officeooo:paragraph-rsid="004879be"/>
    </style:style>
    <style:style style:name="P38" style:family="paragraph" style:parent-style-name="Standard">
      <style:text-properties officeooo:rsid="000d8ea5" officeooo:paragraph-rsid="000d8ea5"/>
    </style:style>
    <style:style style:name="P39" style:family="paragraph" style:parent-style-name="Standard">
      <style:text-properties officeooo:rsid="00133900" officeooo:paragraph-rsid="00133900"/>
    </style:style>
    <style:style style:name="P40" style:family="paragraph" style:parent-style-name="Standard">
      <style:text-properties officeooo:rsid="0014aedb" officeooo:paragraph-rsid="00133900"/>
    </style:style>
    <style:style style:name="P41" style:family="paragraph" style:parent-style-name="Standard">
      <style:text-properties style:text-underline-style="solid" style:text-underline-width="auto" style:text-underline-color="font-color" officeooo:rsid="00054cc5" officeooo:paragraph-rsid="00054cc5"/>
    </style:style>
    <style:style style:name="P42" style:family="paragraph" style:parent-style-name="Standard">
      <style:text-properties style:text-underline-style="solid" style:text-underline-width="auto" style:text-underline-color="font-color" officeooo:rsid="00133900" officeooo:paragraph-rsid="00133900"/>
    </style:style>
    <style:style style:name="P43" style:family="paragraph" style:parent-style-name="Standard">
      <style:text-properties style:text-underline-style="solid" style:text-underline-width="auto" style:text-underline-color="font-color" officeooo:rsid="0015425f" officeooo:paragraph-rsid="0015425f"/>
    </style:style>
    <style:style style:name="P44" style:family="paragraph" style:parent-style-name="Standard">
      <style:text-properties style:text-underline-style="solid" style:text-underline-width="auto" style:text-underline-color="font-color" officeooo:rsid="00187084" officeooo:paragraph-rsid="00187084"/>
    </style:style>
    <style:style style:name="P45" style:family="paragraph" style:parent-style-name="Standard">
      <style:text-properties style:text-underline-style="solid" style:text-underline-width="auto" style:text-underline-color="font-color" officeooo:rsid="0019a5d9" officeooo:paragraph-rsid="0019a5d9"/>
    </style:style>
    <style:style style:name="P46" style:family="paragraph" style:parent-style-name="Standard">
      <style:text-properties style:text-underline-style="solid" style:text-underline-width="auto" style:text-underline-color="font-color" officeooo:rsid="001f3743" officeooo:paragraph-rsid="001f3743"/>
    </style:style>
    <style:style style:name="P47" style:family="paragraph" style:parent-style-name="Standard">
      <style:text-properties style:text-underline-style="solid" style:text-underline-width="auto" style:text-underline-color="font-color" officeooo:rsid="0021155c" officeooo:paragraph-rsid="0021155c"/>
    </style:style>
    <style:style style:name="P48" style:family="paragraph" style:parent-style-name="Standard">
      <style:text-properties style:text-underline-style="solid" style:text-underline-width="auto" style:text-underline-color="font-color" officeooo:rsid="0026abbe" officeooo:paragraph-rsid="0026abbe"/>
    </style:style>
    <style:style style:name="P49" style:family="paragraph" style:parent-style-name="Standard">
      <style:text-properties style:text-underline-style="solid" style:text-underline-width="auto" style:text-underline-color="font-color" officeooo:rsid="00280a65" officeooo:paragraph-rsid="00280a65"/>
    </style:style>
    <style:style style:name="P50" style:family="paragraph" style:parent-style-name="Standard">
      <style:text-properties officeooo:rsid="00298294" officeooo:paragraph-rsid="00280a65"/>
    </style:style>
    <style:style style:name="P51" style:family="paragraph" style:parent-style-name="Standard">
      <style:text-properties officeooo:rsid="004879be" officeooo:paragraph-rsid="004879be"/>
    </style:style>
    <style:style style:name="P52" style:family="paragraph" style:parent-style-name="Standard">
      <style:text-properties officeooo:rsid="004b40a1" officeooo:paragraph-rsid="004879be"/>
    </style:style>
    <style:style style:name="T1" style:family="text">
      <style:text-properties officeooo:rsid="00073650"/>
    </style:style>
    <style:style style:name="T2" style:family="text">
      <style:text-properties officeooo:rsid="000788a7"/>
    </style:style>
    <style:style style:name="T3" style:family="text">
      <style:text-properties officeooo:rsid="00123c93"/>
    </style:style>
    <style:style style:name="T4" style:family="text">
      <style:text-properties officeooo:rsid="00133900"/>
    </style:style>
    <style:style style:name="T5" style:family="text">
      <style:text-properties officeooo:rsid="000d8ea5"/>
    </style:style>
    <style:style style:name="T6" style:family="text">
      <style:text-properties officeooo:rsid="00146087"/>
    </style:style>
    <style:style style:name="T7" style:family="text">
      <style:text-properties officeooo:rsid="0014aedb"/>
    </style:style>
    <style:style style:name="T8" style:family="text">
      <style:text-properties officeooo:rsid="0015425f"/>
    </style:style>
    <style:style style:name="T9" style:family="text">
      <style:text-properties officeooo:rsid="0016b4ce"/>
    </style:style>
    <style:style style:name="T10" style:family="text">
      <style:text-properties officeooo:rsid="00187084"/>
    </style:style>
    <style:style style:name="T11" style:family="text">
      <style:text-properties officeooo:rsid="0019a5d9"/>
    </style:style>
    <style:style style:name="T12" style:family="text">
      <style:text-properties officeooo:rsid="001a8620"/>
    </style:style>
    <style:style style:name="T13" style:family="text">
      <style:text-properties officeooo:rsid="001c6da9"/>
    </style:style>
    <style:style style:name="T14" style:family="text">
      <style:text-properties officeooo:rsid="001ce990"/>
    </style:style>
    <style:style style:name="T15" style:family="text">
      <style:text-properties officeooo:rsid="001dbb74"/>
    </style:style>
    <style:style style:name="T16" style:family="text">
      <style:text-properties officeooo:rsid="001e45f7"/>
    </style:style>
    <style:style style:name="T17" style:family="text">
      <style:text-properties officeooo:rsid="001f3743"/>
    </style:style>
    <style:style style:name="T18" style:family="text">
      <style:text-properties officeooo:rsid="00208381"/>
    </style:style>
    <style:style style:name="T19" style:family="text">
      <style:text-properties officeooo:rsid="002362cb"/>
    </style:style>
    <style:style style:name="T20" style:family="text">
      <style:text-properties officeooo:rsid="00240af1"/>
    </style:style>
    <style:style style:name="T21" style:family="text">
      <style:text-properties officeooo:rsid="0025db06"/>
    </style:style>
    <style:style style:name="T22" style:family="text">
      <style:text-properties officeooo:rsid="0026aacb"/>
    </style:style>
    <style:style style:name="T23" style:family="text">
      <style:text-properties officeooo:rsid="0029daa2"/>
    </style:style>
    <style:style style:name="T24" style:family="text">
      <style:text-properties officeooo:rsid="002bd8e3"/>
    </style:style>
    <style:style style:name="T25" style:family="text">
      <style:text-properties officeooo:rsid="002ca122"/>
    </style:style>
    <style:style style:name="T26" style:family="text">
      <style:text-properties officeooo:rsid="002caa01"/>
    </style:style>
    <style:style style:name="T27" style:family="text">
      <style:text-properties officeooo:rsid="00310f8e"/>
    </style:style>
    <style:style style:name="T28" style:family="text">
      <style:text-properties officeooo:rsid="0032235d"/>
    </style:style>
    <style:style style:name="T29" style:family="text">
      <style:text-properties officeooo:rsid="0033e3ff"/>
    </style:style>
    <style:style style:name="T30" style:family="text">
      <style:text-properties officeooo:rsid="00346fa5"/>
    </style:style>
    <style:style style:name="T31" style:family="text">
      <style:text-properties officeooo:rsid="003a9485"/>
    </style:style>
    <style:style style:name="T32" style:family="text">
      <style:text-properties officeooo:rsid="003a986d"/>
    </style:style>
    <style:style style:name="T33" style:family="text">
      <style:text-properties officeooo:rsid="003c4483"/>
    </style:style>
    <style:style style:name="T34" style:family="text">
      <style:text-properties officeooo:rsid="003dbdff"/>
    </style:style>
    <style:style style:name="T35" style:family="text">
      <style:text-properties officeooo:rsid="003e9c9e"/>
    </style:style>
    <style:style style:name="T36" style:family="text">
      <style:text-properties officeooo:rsid="003ece0c"/>
    </style:style>
    <style:style style:name="T37" style:family="text">
      <style:text-properties officeooo:rsid="00410fcb"/>
    </style:style>
    <style:style style:name="T38" style:family="text">
      <style:text-properties officeooo:rsid="004513e3"/>
    </style:style>
    <style:style style:name="T39" style:family="text">
      <style:text-properties officeooo:rsid="00460241"/>
    </style:style>
    <style:style style:name="T40" style:family="text">
      <style:text-properties officeooo:rsid="00054cc5"/>
    </style:style>
    <style:style style:name="T41" style:family="text">
      <style:text-properties officeooo:rsid="00470693"/>
    </style:style>
    <style:style style:name="T42" style:family="text">
      <style:text-properties officeooo:rsid="0048e353"/>
    </style:style>
    <style:style style:name="T43" style:family="text">
      <style:text-properties officeooo:rsid="004a8d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1">Block device encrypt<text:span text:style-name="T2">ion</text:span> <text:span text:style-name="T3">and</text:span> zuluCrypt.</text:p>
      <text:p text:style-name="P1"/>
      <text:p text:style-name="P34"><text:span text:style-name="T40">ZuluCrypt</text:span> is a simple, feature rich and powerful solution for hard drives encryption <text:span text:style-name="T39">for linux.</text:span></text:p>
      <text:p text:style-name="P33"/>
      <text:p text:style-name="P35">ZuluCrypt supports LUKS, TrueCrypt, VeraCrypt and PLAIN dm-crypt encrypted volumes.</text:p>
      <text:p text:style-name="P35"/>
      <text:p text:style-name="P35">These <text:span text:style-name="T42">supported </text:span>encrypted volumes may resides in image files, hard drives and usb sticks, LVM volumes as well as in mdraid devices.</text:p>
      <text:p text:style-name="P1"/>
      <text:p text:style-name="P7">There are two kinds of encrypted volumes. Those that use what is commonly know as “a header” and those that do not. TrueCrypt, <text:span text:style-name="T39">VeraCry</text:span> and LUKS volumes use a header. <text:span text:style-name="T39">PLAIN dm-crypt volumes do not use a header</text:span>.</text:p>
      <text:p text:style-name="P7"/>
      <text:p text:style-name="P7">There are two kinds of header using encrypted volumes. Those <text:span text:style-name="T19">that</text:span> use an encrypted header and those that do not. TrueCrypt <text:span text:style-name="T39">and VeraCrypt </text:span>use an encrypted header whereas LUKS do<text:span text:style-name="T23">es</text:span> not. The use of non encrypted header in LUKS makes it obvious to everybody that the volume is an encrypted LUKS volume and this may <text:span text:style-name="T24">be</text:span> <text:span text:style-name="T25">problematic</text:span> to some people. <text:span text:style-name="T39">How big the problem may be depends on the person and their use case for hard drive encryption.</text:span></text:p>
      <text:p text:style-name="P7"/>
      <text:p text:style-name="P7">The use of encrypted header <text:span text:style-name="T19">as in</text:span> TrueCrypt <text:span text:style-name="T39">or VeraCrypt </text:span>volume<text:span text:style-name="T19">s</text:span> <text:span text:style-name="T19">or no header at all as in PLAIN dm-crypt volumes make these volumes </text:span>indistinguishable from random noise and this may seem <text:span text:style-name="T26">useful at a glance but its usefulness may not hold up against</text:span> scrutiny as the likelihood of being believed that a 100GB file made up of cryptographically sound random data is just a 100GB file made up of random data and not a container file for an encrypted volume is not very high. </text:p>
      <text:p text:style-name="P2"/>
      <text:p text:style-name="P36">With LUKS, TrueCrypt and VeraCrypt volumes, It is very important to have a volume header back up since a volume is required to unlock the volume and the corrupted or missing header will make the volume unlock able causing the loss of all encrypted data.</text:p>
      <text:p text:style-name="P3"/>
      <text:p text:style-name="P1">LUKS stands for “Linux Unified Key Setup”. It is a specification of how to store information necessary to open a LUKS formatted encryption volume. <text:span text:style-name="T1">LUKS encryption format is the standard format in linux and a recommended one if the encrypted volume is to be used among linux systems. TrueCrypt or VeraCrypt volumes are better alternative if the encrypted volume is to be shared between linux, windows and OSX computers.</text:span></text:p>
      <text:p text:style-name="P1"/>
      <text:p text:style-name="P4">ZuluCrypt can create and open <text:span text:style-name="T41">4</text:span> types of encrypted volumes, LUKS, TrueCrypt, <text:span text:style-name="T41">VeraCrypt</text:span> and PLAIN volumes. PLAIN volume is a header less encrypted volume and hence all necessary encryption information is provided by zuluCrypt when it creates or open these volumes.</text:p>
      <text:p text:style-name="P4"/>
      <text:p text:style-name="P4">Pros and cons of the <text:span text:style-name="T41">four</text:span> volumes.</text:p>
      <text:p text:style-name="P4"/>
      <text:p text:style-name="P4">PLAIN:</text:p>
      <text:p text:style-name="P4"/>
      <text:p text:style-name="P4">Pro:</text:p>
      <text:p text:style-name="P4">1. It does not use a <text:span text:style-name="T31">volume </text:span>header <text:span text:style-name="T4">and hence its not possible to “brick” the entire volume simply by over writing a small part of it.</text:span></text:p>
      <text:p text:style-name="P4">2. It does not use a header and hence its impossible to know if the volume is made up of only cryptographically sound random data or if its an encrypted volume.</text:p>
      <text:p text:style-name="P4"><text:soft-page-break/></text:p>
      <text:p text:style-name="P4">Cons:</text:p>
      <text:p text:style-name="P4">It does not use a header and hence <text:span text:style-name="T31">any</text:span> tool that opens these volumes must provide the encryption options that were used when the volume was created. Different tools may use different encryption options making these encrypted volumes not very portable between applications or even between different versions of the same application.</text:p>
      <text:p text:style-name="P4"/>
      <text:p text:style-name="P4">TrueCrypt</text:p>
      <text:p text:style-name="P4">Pro:</text:p>
      <text:p text:style-name="P4">1. It uses an encrypted header and hence its not possible to know if the volume is TrueCrypt formatted encrypted volume or if the volume is <text:span text:style-name="T20">just </text:span>made up of cryptographically sound random data.</text:p>
      <text:p text:style-name="P4"/>
      <text:p text:style-name="P4">2. Hidden volume. A TrueCrypt volume can have up to two different encrypted volumes. The first volume is commonly know as “outer volume” and the second optional one is commonly known as “hidden volume”.When a TrueCrypt <text:span text:style-name="T20">volume </text:span>is about to be opened, the user has an option to select which one of the two to open by giving appropriate key.</text:p>
      <text:p text:style-name="P4"/>
      <text:p text:style-name="P4">Cons:</text:p>
      <text:p text:style-name="P4">1. It uses a header. As it is not possible to open a header using encrypted volume without its header, a corrupted TrueCrypt header makes it impossible to open the volume. <text:span text:style-name="T4">If you use a TrueCrypt volume, make sure you have at least one backup of the volume header.</text:span></text:p>
      <text:p text:style-name="P4"/>
      <text:p text:style-name="P36">VeraCrypt</text:p>
      <text:p text:style-name="P36">VeraCrypt is an extension of TrueCrypt <text:span text:style-name="T43">and </text:span>it shares the same pros and cons.</text:p>
      <text:p text:style-name="P36"/>
      <text:p text:style-name="P36"><text:span text:style-name="T42">Additional</text:span> Pro for VeraCrypt over TrueCrypt.</text:p>
      <text:p text:style-name="P36">1. It requires stronger effort to unlock VeraCrypt volume and this makes them more secure over TrueCrypt volumes.</text:p>
      <text:p text:style-name="P36"/>
      <text:p text:style-name="P36">Additional Cons for VeraCrypt over TrueCrypt.</text:p>
      <text:p text:style-name="P36">1. It requires stronger effort to unlock a VeraCrypt volume and this increases the time it takes to unlock a VeraCrypt volume. How long it will take depends on the strength of the computer and it may vary from a few seconds to several minutes.</text:p>
      <text:p text:style-name="P36"/>
      <text:p text:style-name="P4">LUKS</text:p>
      <text:p text:style-name="P4">Pro:</text:p>
      <text:p text:style-name="P4">1. A LUKS volume can <text:span text:style-name="T4">be opened with up to 8 different keys.</text:span></text:p>
      <text:p text:style-name="P4"/>
      <text:p text:style-name="P5">Cons:</text:p>
      <text:p text:style-name="P5">1. A LUKS header is stored unencrypted making it obvious the volume is LUKS formatted encrypted volume and this may not be desirable under certain circumstances. <text:span text:style-name="T18">It is possible to create a LUKS volume with a detached header and zuluCrypt can open these volumes using “luks” plugin.</text:span></text:p>
      <text:p text:style-name="P6">2. <text:span text:style-name="T5">It uses a header. As it is not possible to open a header using encrypted volume without its header, a corrupted </text:span>LUKS<text:span text:style-name="T5"> header makes it impossible to open the volume. If you use a </text:span>LUKS<text:span text:style-name="T5"> volume, make sure you have at least one backup of the volume header.</text:span></text:p>
      <text:p text:style-name="P9"/>
      <text:p text:style-name="P36"/>
      <text:p text:style-name="P8">ZuluCrypt can do two types of encryption. It can <text:span text:style-name="T20">do single file encryption/decryption</text:span> or <text:span text:style-name="T20">block d</text:span>evice <text:span text:style-name="T20">encryption.</text:span></text:p>
      <text:p text:style-name="P8"><text:soft-page-break/></text:p>
      <text:p text:style-name="P42">File <text:span text:style-name="T8">e</text:span>ncryption.</text:p>
      <text:p text:style-name="P8"/>
      <text:p text:style-name="P37">ZuluCrypt can encrypt and decrypt individual files. This feature is useful when a user just wants to encrypt a single file and taking the route of creating an encrypted container file to host the file is seen as an unnecessary hassle. <text:span text:style-name="T13">This functionality is akin to file encryption using gpg with a symmetric key.</text:span></text:p>
      <text:p text:style-name="P36"/>
      <text:p text:style-name="P8">File encryption is done using libgcrypt as <text:span text:style-name="T6">a </text:span>cryptographic backend. Files are encrypted <text:span text:style-name="T21">using </text:span>256 bit AES <text:span text:style-name="T12">in CBC mode</text:span>. The encryption <text:span text:style-name="T6">key </text:span>is derived from user <text:span text:style-name="T6">pass phrase</text:span> using pbkdf2 <text:span text:style-name="T6">with 10,000 rounds of iterations and sha2 as a cryptographic hash function. The resulting encrypted file will have a file size that equals (64 + 1024 * n) bytes where n is a number starting from zero.</text:span></text:p>
      <text:p text:style-name="P40"/>
      <text:p text:style-name="P10"><text:span text:style-name="T35">How t</text:span>o create an encrypted file:</text:p>
      <text:p text:style-name="P10"/>
      <text:p text:style-name="P10">1. Start zuluCrypt.</text:p>
      <text:p text:style-name="P10">2. Go to the menu and then click “zC-&gt;encrypt a file” to open a file encryption dialog window.</text:p>
      <text:p text:style-name="P10">3. At the dialog that will show up, click the <text:span text:style-name="T7">button that is on the same line as “source path” text. A file dialog will show up, select the file you want to store encrypted, enter the password to be used to encrypt the file and then click “create” and the encrypted version of the file will be created at the path given by “destination path” field.</text:span></text:p>
      <text:p text:style-name="P10"/>
      <text:p text:style-name="P11">To decrypt the file created with above steps:</text:p>
      <text:p text:style-name="P11">1. Start zuluCrypt.</text:p>
      <text:p text:style-name="P11">2. Go to the menu and then click “zC-&gt;decrypt a file” to open a file decryption dialog window.</text:p>
      <text:p text:style-name="P12">3. <text:span text:style-name="T6">At the dialog that will show up, click the </text:span>button that is on the same line as “source path” text. A file dialog will show up, select the file you want to <text:span text:style-name="T8">d</text:span>ecrypt, enter the password to be used to <text:span text:style-name="T8">d</text:span>ecrypt the file and then click “create” and the <text:span text:style-name="T8">decrypted</text:span> version of the file will be created at the path given by “destination path” field.</text:p>
      <text:p text:style-name="P8"/>
      <text:p text:style-name="P43">Block device encryption.</text:p>
      <text:p text:style-name="P4"/>
      <text:p text:style-name="P13">A hard drive or a usb stick are two examples of block devices. A regular file can simulate a block device through a use of device<text:span text:style-name="T22">s</text:span> known as “loop devices”. These devices have a device path that starts with “/dev/loop”. </text:p>
      <text:p text:style-name="P13"/>
      <text:p text:style-name="P13">The infrastructure in the linux kernel that deal with block device encrypt<text:span text:style-name="T32">ion</text:span> is called “dm-crypt” and it does its work through <text:span text:style-name="T9">a process</text:span> commonly known as OTF(on the file encryption). <text:span text:style-name="T9">Dm-crypt devices are represented by device addresses that starts with “/dev/dm-” and these paths are usually accessed through their soft links that reside in “/dev/mapper”.</text:span></text:p>
      <text:p text:style-name="P14"/>
      <text:p text:style-name="P15">Below is an example of <text:span text:style-name="T22">steps taken in</text:span> creating a 100MB encrypted container in <text:span text:style-name="T32">a</text:span> file and add<text:span text:style-name="T22">ing</text:span> a file in it to <text:span text:style-name="T22">be </text:span>store<text:span text:style-name="T22">d</text:span> securely.</text:p>
      <text:p text:style-name="P15"/>
      <text:p text:style-name="P15">1. Create a 100MB file.</text:p>
      <text:p text:style-name="P15">2. Attach a loop device to the file.</text:p>
      <text:p text:style-name="P15">3. Create an OTF encryption mapper against the loop device.</text:p>
      <text:p text:style-name="P15">4. Put a file system on the encryption mapper.</text:p>
      <text:p text:style-name="P15">5. Mount the file system <text:span text:style-name="T27">on the mapper</text:span>.</text:p>
      <text:p text:style-name="P15">6. Copy The file to be stored securely to the file system <text:span text:style-name="T32">through the mount point</text:span>.</text:p>
      <text:p text:style-name="P15"><text:soft-page-break/>7. Unmount the file system.</text:p>
      <text:p text:style-name="P15">8. Destroy the OTF encryption mapper.</text:p>
      <text:p text:style-name="P15">9. Detach the loop device from the file.</text:p>
      <text:p text:style-name="P17">10. Maintain the encrypted volume as a secure holder of files within it.</text:p>
      <text:p text:style-name="P17"/>
      <text:p text:style-name="P16">All zuluCrypt does is provide a GUI to make it easy to do above specified tasks.</text:p>
      <text:p text:style-name="P16"/>
      <text:p text:style-name="P15">With the above steps:</text:p>
      <text:p text:style-name="P15">Step 1 deal with a path that look like “/home/ink/secret.img”, this is a path to a regular file.</text:p>
      <text:p text:style-name="P15"/>
      <text:p text:style-name="P15">Step 2 converts “/home/ink/secret.img” file to something like “/dev/loop<text:span text:style-name="T33">0</text:span>” loop device path.</text:p>
      <text:p text:style-name="P15"/>
      <text:p text:style-name="P15">Step 3 converts “/dev/loop<text:span text:style-name="T37">0</text:span>” loop device path to something like “/dev/mapper/secrets.img”. <text:span text:style-name="T10">Data </text:span>written to “/dev/mapper/secrets.img” will <text:span text:style-name="T10">get </text:span>encrypted and then passed forward to “/dev/loop0” <text:span text:style-name="T28">on its way to “/home/ink/secret.img”</text:span>. When data is read from “/dev/mapper/secrets.img”, the data will be read from “/dev/loop0” <text:span text:style-name="T28">who in turn will read it from “/home/ink/secret.img”</text:span>, decrypted <text:span text:style-name="T29">by dm-crypt </text:span>and then given to the reader. <text:span text:style-name="T10">This process is called “on the fly encryption” because the encryption mapper does not store or hold on to data, it gets data and then encrypts or decrypts it depending on the direction of data flow and then passes it along.</text:span></text:p>
      <text:p text:style-name="P15"/>
      <text:p text:style-name="P44">How to create an encrypted container in an image file.</text:p>
      <text:p text:style-name="P17"/>
      <text:p text:style-name="P17">1. Start zuluCrypt.</text:p>
      <text:p text:style-name="P17">2. Go to “menu-&gt;create-&gt;encrypted container in a file” <text:span text:style-name="T11">to open a dialog window.</text:span></text:p>
      <text:p text:style-name="P17">3. <text:span text:style-name="T11">Enter the name of the file to be used to hold the container in the “file name” field.</text:span></text:p>
      <text:p text:style-name="P18">4. Enter the size of the container in the “file size” field.</text:p>
      <text:p text:style-name="P18">5. Click “create”.</text:p>
      <text:p text:style-name="P18">6. Wait for the container file to be created and for the volume creation dialog to show up.</text:p>
      <text:p text:style-name="P18">7. Enter the password to be used to create the volume.</text:p>
      <text:p text:style-name="P18">8. Select the type of volume you want to create from the “volume type” list.</text:p>
      <text:p text:style-name="P18">9. Click create to create the volume.</text:p>
      <text:p text:style-name="P18"/>
      <text:p text:style-name="P45">How to create an encrypted container in a partition.</text:p>
      <text:p text:style-name="P18"/>
      <text:p text:style-name="P18">1. Start zuluCrypt.</text:p>
      <text:p text:style-name="P18">2. Go to “menu-&gt;create-&gt;encrypted container in a partition” to open a dialog window.</text:p>
      <text:p text:style-name="P18">3. Click/double click on the partition you want to create a volume in and then advance to instruction number 7 in the instruction list above. If the partition you want to put an encrypted contain<text:span text:style-name="T35">er</text:span> does not show up on the list, then restart zuluCrypt from root's account and try again.</text:p>
      <text:p text:style-name="P15"/>
      <text:p text:style-name="P45">How to open an encrypted <text:span text:style-name="T14">container</text:span> <text:span text:style-name="T17">that reside in a file </text:span>using zuluCrypt.</text:p>
      <text:p text:style-name="P18"/>
      <text:p text:style-name="P19">1. Start zuluCrypt.</text:p>
      <text:p text:style-name="P19">2. Go to “menu-&gt;open-&gt;encrypted container in a file” to bring up a dialog window.</text:p>
      <text:p text:style-name="P19">3. On the dialog window, click the button to the right of “volume path” field and then browse to where the volume is and click it to open it. Alternatively, you can just drag the volume file on zuluCrypt to generate a password dialog prompt with the file path already filled in.</text:p>
      <text:p text:style-name="P21">4. <text:span text:style-name="T17">Enter the volume key in the volume key field and then click “open” to open the volume.</text:span></text:p>
      <text:p text:style-name="P19"/>
      <text:p text:style-name="P46"><text:soft-page-break/>How to open an encrypted container that reside in a partition using zuluCrypt.</text:p>
      <text:p text:style-name="P24"/>
      <text:p text:style-name="P24">1. Start zuluCrypt.</text:p>
      <text:p text:style-name="P24">2. Go to “menu-&gt;open-&gt;encrypted container in a partition” to bring up a dialog window.</text:p>
      <text:p text:style-name="P24">3. On the dialog window, click/double click on the partition with an encrypted volume you want to open.</text:p>
      <text:p text:style-name="P24">4. Enter the volume key in the volume key field and then click “open” to open the volume.</text:p>
      <text:p text:style-name="P19"/>
      <text:p text:style-name="P26">With both two steps above, the volume will be opened and mounted at a path whose last component is given by the entry in the field “mount name”. <text:span text:style-name="T30">When the volume is successfully opened, zuluCrypt will automatically open the mount point path. To close the volume, click its entry on the zuluCrypt window and then click “close” on the pop up window.</text:span></text:p>
      <text:p text:style-name="P26"/>
      <text:p text:style-name="P20">ZuluCrypt can open an encrypted volume using keys derived from different sources. <text:span text:style-name="T15">These sources include, a pass phrase, a key file, a key retrieved from kwallet, a key retrieved from Gnome's libsecret, a key retrieved from an internal secure storage system, a key from gpg encrypted key file among other sources.</text:span></text:p>
      <text:p text:style-name="P20"/>
      <text:p text:style-name="P23">To use a pass phrase volume key, make sure the key source option read “key” and then enter the pass phrase on the entry field at the bottom.</text:p>
      <text:p text:style-name="P23"/>
      <text:p text:style-name="P23">To use a keyfile as the source of volume key, click the option bar and then select “keyfile” and then press the button on the lower right to bring a dialog box that will allow you to browse to where the key file is.</text:p>
      <text:p text:style-name="P20"/>
      <text:p text:style-name="P23">To use a plugin as the source of volume key, click the option bar and then select “plugin” and then press the button on the lower right to bring <text:span text:style-name="T34">up </text:span>a list of available plugins and then select the one you want from the list.</text:p>
      <text:p text:style-name="P20"/>
      <text:p text:style-name="P22">Volume keys stored in kwallet, Gnome keyring or internal secure storage system <text:span text:style-name="T35">plugins </text:span>can be managed by going to “menu-&gt;options-&gt;manage volumes in internal/kde/gnome wallet”.</text:p>
      <text:p text:style-name="P22"/>
      <text:p text:style-name="P22"><text:span text:style-name="T34">Storage of keys in </text:span>a gnome wallet/<text:span text:style-name="T34">keyring</text:span> seem most appropriate <text:span text:style-name="T34">in a gnome session </text:span>but <text:span text:style-name="T34">this</text:span> has <text:span text:style-name="T34">some</text:span> security repercussions, the keys are stored in the user keyring and this keyring get<text:span text:style-name="T36">s</text:span> unlocked when the user logs in. This means <text:span text:style-name="T36">that </text:span>once a user is logged in and the keyring is open, any application <text:span text:style-name="T36">that runs in that user session </text:span>can read those keys <text:span text:style-name="T16">using public APIs exposed by the storage system.</text:span></text:p>
      <text:p text:style-name="P22"/>
      <text:p text:style-name="P22">In a kde system, a kwallet secure storage system seem most appropriate but it suffers from the same security problem the gnome secure storage system has, once the wallet is open, any application <text:span text:style-name="T34">running in the user session</text:span> can access it <text:span text:style-name="T16">using public APIs exposed by the storage system.</text:span></text:p>
      <text:p text:style-name="P20"/>
      <text:p text:style-name="P23">The behaviors of the above secure storage systems is by design but this design may not be ideal for some users under certain use cases. <text:span text:style-name="T15">The internal secure storage system is powered by libgcrypt and it does not have the behavior of the above two systems. An unlocked internal secured storage system is accessible only to the instance of zuluCrypt that unlocked it.</text:span></text:p>
      <text:p text:style-name="P20"/>
      <text:p text:style-name="P47">Favorites.</text:p>
      <text:p text:style-name="P25"/>
      <text:p text:style-name="P25">For convenience, most used volumes can be easily opened by adding them to the favorite list. Entries <text:soft-page-break/>on the list are added in the dialog window opened by clicking “menu-&gt;options-&gt;manage favorites”. <text:s/>Favorite entries are added by clicking the “favorite” entry on the menu.</text:p>
      <text:p text:style-name="P20"/>
      <text:p text:style-name="P48">Erase data in a device.</text:p>
      <text:p text:style-name="P26"/>
      <text:p text:style-name="P26">It is very important to create encrypted volume over cryptographically strong random data to make it impossible to know what part of the encrypted volume has been used and what part has not. If the encrypted volume is created over predictable data patterns like on a device with only zeros in it, forensic analysis may reveal how much and what part of the encrypted volume are in use.</text:p>
      <text:p text:style-name="P20"/>
      <text:p text:style-name="P26">When creating an encrypted container in a device, zuluCrypt offers an option to first write random data over the device. This feature can be performed on other devices by activating it through “menu-&gt;erase data in a device”. Random data are written to disk by opening a plain dm-crypt encryption mapper on the device with a 64 byte random key and then blast<text:span text:style-name="T34">ing</text:span> zeros on the device through the mapper. This technique has proven to be faster compared to alternatives like writing random data on the device read from “/dev/urandom”.</text:p>
      <text:p text:style-name="P20"/>
      <text:p text:style-name="P49">System and non system volumes.</text:p>
      <text:p text:style-name="P27"/>
      <text:p text:style-name="P27">To enforce access controls on what user can access what block device and what they can do with the access they have, zuluCrypt employes a concept of “system volumes” and “non system volumes”. </text:p>
      <text:p text:style-name="P27"/>
      <text:p text:style-name="P27">A system volume is defined as a volume that has an active entry in “/etc/fstab”,”/etc/crypptab”,“/etc/zuluCrypt/system_volumes.list” or if udev identify it as such if udev is enabled. Ideally, all volumes inside the computer are to be considers system volumes.</text:p>
      <text:p text:style-name="P20"/>
      <text:p text:style-name="P27">A non system volume is a volume that failed in the above considerations <text:span text:style-name="T34">or if it has an entry in “/etc/zuluCrypt/non_system_volumes.list”</text:span>. Ideally, these volumes are plug gable usb based hard drives or usb sticks.</text:p>
      <text:p text:style-name="P27"/>
      <text:p text:style-name="P29">Partitions can be added or removed from the list of system or non system volumes simply by starting zuluCrypt from root's account and then going to “menu-&gt;options-&gt;manage system volumes/manage non system volumes” and then adding the volume in the appropriate list.</text:p>
      <text:p text:style-name="P27"/>
      <text:p text:style-name="P49">Permissions.</text:p>
      <text:p text:style-name="P27"/>
      <text:p text:style-name="P27">ZuluCrypt limits what a user can do on block devices through unix's group based permission system using two groups, “zulucrypt” and “zulumount”.</text:p>
      <text:p text:style-name="P27"/>
      <text:p text:style-name="P27">If a device is identified as a system device, only a root user or a user who is a member of group “zulucrypt” can create an encrypted volume in the device or taking/restoring volume headers. If you want to create a volume in a device and the device does not show up on the list, restart zuluCrypt from root's account and try again.</text:p>
      <text:p text:style-name="P27"/>
      <text:p text:style-name="P27">If a device is identified as a system device, zuluMount <text:span text:style-name="T34">will mount it only if the user is root, is a member of group “zulumount” or the device has an entry in “/etc/fstab” with either “user” or “users” mount options set.</text:span></text:p>
      <text:p text:style-name="P27"/>
      <text:p text:style-name="P49">ZuluMount.</text:p>
      <text:p text:style-name="P27"><text:soft-page-break/></text:p>
      <text:p text:style-name="P27">ZuluMount is a general purpose mounting tool that can open zuluCrypt supported encrypted volumes as well as non encrypted volumes.</text:p>
      <text:p text:style-name="P27"/>
      <text:p text:style-name="P27">ZuluMount can also auto detect plugged in devices and auto mount them.</text:p>
      <text:p text:style-name="P50"/>
      <text:p text:style-name="P51">ZuluMount can also unlock encfs volumes.</text:p>
      <text:p text:style-name="P52"/>
      <text:p text:style-name="P30">(c)201<text:span text:style-name="T38">5</text:span> Ink Francis, mhogomchungu@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1T22:50:59.839015987</meta:creation-date>
    <dc:date>2015-04-15T19:04:49.416815445</dc:date>
    <meta:editing-duration>PT4H9M35S</meta:editing-duration>
    <meta:editing-cycles>54</meta:editing-cycles>
    <meta:generator>LibreOffice/4.4.1.2$Linux_X86_64 LibreOffice_project/45e2de17089c24a1fa810c8f975a7171ba4cd432</meta:generator>
    <meta:document-statistic meta:table-count="0" meta:image-count="0" meta:object-count="0" meta:page-count="7" meta:paragraph-count="118" meta:word-count="2886" meta:character-count="16528" meta:non-whitespace-character-count="13756"/>
  </office:meta>
</office:document-meta>
</file>